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00" officeooo:paragraph-rsid="0000d900"/>
    </style:style>
    <style:style style:name="P2" style:family="paragraph" style:parent-style-name="Standard">
      <style:text-properties officeooo:rsid="000200ec" officeooo:paragraph-rsid="000200ec"/>
    </style:style>
    <style:style style:name="P3" style:family="paragraph" style:parent-style-name="Standard">
      <style:text-properties officeooo:rsid="00030a2e" officeooo:paragraph-rsid="00030a2e"/>
    </style:style>
    <style:style style:name="P4" style:family="paragraph" style:parent-style-name="Standard">
      <style:text-properties officeooo:rsid="000390cd" officeooo:paragraph-rsid="000390cd"/>
    </style:style>
    <style:style style:name="P5" style:family="paragraph" style:parent-style-name="Standard">
      <style:text-properties officeooo:rsid="0004125b" officeooo:paragraph-rsid="0004125b"/>
    </style:style>
    <style:style style:name="P6" style:family="paragraph" style:parent-style-name="Standard">
      <style:text-properties officeooo:rsid="0004e16f" officeooo:paragraph-rsid="0004e16f"/>
    </style:style>
    <style:style style:name="P7" style:family="paragraph" style:parent-style-name="Standard">
      <style:text-properties officeooo:rsid="0005b981" officeooo:paragraph-rsid="0005b981"/>
    </style:style>
    <style:style style:name="P8" style:family="paragraph" style:parent-style-name="Standard">
      <style:text-properties officeooo:rsid="00071f39" officeooo:paragraph-rsid="00071f39"/>
    </style:style>
    <style:style style:name="P9" style:family="paragraph" style:parent-style-name="Standard">
      <style:text-properties officeooo:rsid="00082313" officeooo:paragraph-rsid="00082313"/>
    </style:style>
    <style:style style:name="P10" style:family="paragraph" style:parent-style-name="Standard">
      <style:text-properties officeooo:rsid="00085b30" officeooo:paragraph-rsid="00085b30"/>
    </style:style>
    <style:style style:name="P11" style:family="paragraph" style:parent-style-name="Standard">
      <style:text-properties officeooo:rsid="0009a90e" officeooo:paragraph-rsid="0009a90e"/>
    </style:style>
    <style:style style:name="T1" style:family="text">
      <style:text-properties style:language-complex="ar" style:country-complex="SY"/>
    </style:style>
    <style:style style:name="T2" style:family="text">
      <style:text-properties officeooo:rsid="000390cd" style:language-complex="ar" style:country-complex="SY"/>
    </style:style>
    <style:style style:name="T3" style:family="text">
      <style:text-properties officeooo:rsid="0004e16f" style:language-complex="ar" style:country-complex="SY"/>
    </style:style>
    <style:style style:name="T4" style:family="text">
      <style:text-properties officeooo:rsid="000ad4fa" style:language-complex="ar" style:country-complex="SY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Vorgänge: <text:span text:style-name="T1">المداخل</text:span></text:p>
      <text:p text:style-name="P1"><text:span text:style-name="T1">unentbehrlich : لا يمكن الاستغناء عنه</text:span></text:p>
      <text:p text:style-name="P2"><text:span text:style-name="T1">das Kraftfeld, er : مجال الطاقة</text:span></text:p>
      <text:p text:style-name="P2"><text:span text:style-name="T1">unmittelbar : مباشر , فورا</text:span></text:p>
      <text:p text:style-name="P3"><text:span text:style-name="T1">die Berührung :التلامس او اللمس</text:span></text:p>
      <text:p text:style-name="P3"><text:span text:style-name="T1">die Wirkung : تأثير او فعل </text:span></text:p>
      <text:p text:style-name="P3"><text:span text:style-name="T1">ausüben , ausgeübt : مارس او زاول </text:span></text:p>
      <text:p text:style-name="P4"><text:span text:style-name="T1">die Ferne , fernen : بعد او ابعاد</text:span></text:p>
      <text:p text:style-name="P2"><text:span text:style-name="T1"><text:s/></text:span><text:span text:style-name="T2">aus der Fern عن بعد</text:span></text:p>
      <text:p text:style-name="P5"><text:span text:style-name="T2">e</text:span><text:span text:style-name="T1">rfolgen , ist erfolgt . erfolgte : <text:s/>حدث يحدث او صار يصير</text:span></text:p>
      <text:p text:style-name="P5"><text:span text:style-name="T1">die Anziehungskraft der Erde : </text:span><text:span text:style-name="T3">الجاذبية الارضية</text:span></text:p>
      <text:p text:style-name="P5"><text:span text:style-name="T1">die Anziehungskraft : </text:span><text:span text:style-name="T3">الجاذبية</text:span></text:p>
      <text:p text:style-name="P6"><text:span text:style-name="T1">die Anziehung : <text:s/>جذب او تجاذب</text:span></text:p>
      <text:p text:style-name="P6"><text:span text:style-name="T1">der Weltraum : الفضاء</text:span></text:p>
      <text:p text:style-name="P6"><text:span text:style-name="T1">die Weltraumstation : محطة الفضاء</text:span></text:p>
      <text:p text:style-name="P7"><text:span text:style-name="T1">bleibend : دائم ام خالد او باق</text:span></text:p>
      <text:p text:style-name="P8"><text:span text:style-name="T1">aufeinander : واححد فوق الاخر او واحد بعد الاخر </text:span></text:p>
      <text:p text:style-name="P8"><text:span text:style-name="T1">der Himmelskörper, n :جرم سماوي</text:span></text:p>
      <text:p text:style-name="P9"><text:span text:style-name="T1">die Masse ,n : كتلة </text:span></text:p>
      <text:p text:style-name="P10"><text:span text:style-name="T1">der Abstand, ä e : المسافة</text:span></text:p>
      <text:p text:style-name="P10"><text:span text:style-name="T1">voneinander : من بعضهم البعض</text:span></text:p>
      <text:p text:style-name="P11"><text:span text:style-name="T1">eintreten; </text:span><text:span text:style-name="T4">ich trete ein</text:span><text:span text:style-name="T1"> tritt ein trat ein ist eingetr</text:span><text:span text:style-name="T4">e</text:span><text:span text:style-name="T1">ten : </text:span><text:span text:style-name="T4">حدث او دخل 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3:14:54.320000000</meta:creation-date>
    <dc:date>2018-09-16T04:01:26.353000000</dc:date>
    <meta:editing-duration>PT46M34S</meta:editing-duration>
    <meta:editing-cycles>1</meta:editing-cycles>
    <meta:document-statistic meta:table-count="0" meta:image-count="0" meta:object-count="0" meta:page-count="1" meta:paragraph-count="22" meta:word-count="140" meta:character-count="733" meta:non-whitespace-character-count="607"/>
    <meta:generator>LibreOffice/5.4.2.2$Windows_X86_64 LibreOffice_project/22b09f6418e8c2d508a9eaf86b2399209b0990f4</meta:generator>
  </office:meta>
</office:document-meta>
</file>